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22pt" officeooo:rsid="001f619c" officeooo:paragraph-rsid="00283173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officeooo:rsid="00219d77" officeooo:paragraph-rsid="001f619c"/>
    </style:style>
    <style:style style:name="P3" style:family="paragraph" style:parent-style-name="Frame_20_contents">
      <style:text-properties style:font-name="DejaVu Sans1" fo:font-size="12pt" officeooo:rsid="001f619c" officeooo:paragraph-rsid="001f619c" style:font-size-asian="12pt" style:font-size-complex="12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paragraph-properties fo:text-align="end" style:justify-single-word="false"/>
    </style:style>
    <style:style style:name="P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219d77" officeooo:paragraph-rsid="001f619c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 style:snap-to-layout-grid="false"/>
      <style:text-properties officeooo:rsid="00219d77" officeooo:paragraph-rsid="001f619c"/>
    </style:style>
    <style:style style:name="P8" style:family="paragraph" style:parent-style-name="Standard">
      <style:text-properties fo:font-size="11pt" fo:font-style="italic" officeooo:rsid="001f619c" officeooo:paragraph-rsid="00341aea" style:font-size-asian="11pt" style:font-style-asian="italic" style:font-size-complex="11pt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.15cm" fo:border-left="none" fo:border-right="none" fo:border-top="0.06pt solid #999999" fo:border-bottom="none" style:shadow="none" draw:shadow-opacity="100%"/>
    </style:style>
  </office:automatic-styles>
  <office:body>
    <office:text>
      <text:variable-decls>
        <text:variable-decl office:value-type="string" text:name="address"/>
        <text:variable-decl office:value-type="string" text:name="salutation"/>
        <text:variable-decl office:value-type="string" text:name="print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134cm" svg:y="0.84cm" svg:width="18.84cm" draw:z-index="0">
        <draw:text-box fo:min-height="1.272cm">
          <text:p text:style-name="P1">39 Alesmore Meadow, Lichfield, Staffordshire, WS13 8FD</text:p>
        </draw:text-box>
      </draw:frame>
      <draw:frame draw:style-name="fr2" draw:name="Frame1" text:anchor-type="page" text:anchor-page-number="1" svg:x="2.499cm" svg:y="6.001cm" svg:width="9.999cm" draw:z-index="1">
        <draw:text-box fo:min-height="3cm">
          <text:p text:style-name="P3"><text:variable-set text:name="address" office:value-type="string">address</text:variable-set></text:p>
        </draw:text-box>
      </draw:frame>
      <draw:frame draw:style-name="fr3" draw:name="Frame4" text:anchor-type="page" text:anchor-page-number="1" svg:x="14.469cm" svg:y="4.212cm" svg:width="5.166cm" draw:z-index="2">
        <draw:text-box fo:min-height="2.027cm">
          <text:p text:style-name="P5"><text:variable-set text:name="printdate" office:value-type="string">1 Jan 1900</text:variable-set></text:p>
        </draw:text-box>
      </draw:frame>
      <draw:frame draw:style-name="fr2" draw:name="Frame5" text:anchor-type="page" text:anchor-page-number="1" svg:x="1.212cm" svg:y="10.435cm" svg:width="8.999cm" draw:z-index="3">
        <draw:text-box fo:min-height="0.919cm">
          <text:p text:style-name="P8"><text:variable-set text:name="salutation" office:value-type="string">salutation</text:variable-set></text:p>
        </draw:text-box>
      </draw:frame>
      <draw:frame draw:style-name="fr4" draw:name="Frame6" text:anchor-type="page" text:anchor-page-number="1" svg:x="0cm" svg:y="10.1cm" svg:width="1cm" draw:z-index="4">
        <draw:text-box fo:min-height="1cm">
          <text:p text:style-name="Frame_20_contents"/>
        </draw:text-box>
      </draw:frame>
      <draw:frame draw:style-name="fr2" draw:name="Frame3" text:anchor-type="page" text:anchor-page-number="1" svg:x="1.134cm" svg:y="-10.061cm" svg:width="18.898cm" draw:z-index="5">
        <draw:text-box fo:min-height="8.871cm">
          <text:p text:style-name="P4"/>
        </draw:text-box>
      </draw:frame>
      <draw:frame draw:style-name="fr4" draw:name="Frame7" text:anchor-type="page" text:anchor-page-number="1" svg:x="0cm" svg:y="19.6cm" svg:width="1cm" draw:z-index="6">
        <draw:text-box fo:min-height="1cm">
          <text:p text:style-name="Frame_20_contents"/>
        </draw:text-box>
      </draw:frame>
      <text:p text:style-name="P7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1.148cm" fo:margin-bottom="1.972cm" fo:margin-left="1.129cm" fo:margin-right="1.98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golder</meta:initial-creator>
    <meta:creation-date>2015-03-27T17:38:37.996176672</meta:creation-date>
    <dc:date>2015-12-13T14:48:21.513669559</dc:date>
    <dc:creator>paul </dc:creator>
    <meta:editing-duration>PT4H8M40S</meta:editing-duration>
    <meta:editing-cycles>32</meta:editing-cycles>
    <meta:generator>LibreOffice/4.3.7.2$Linux_x86 LibreOffice_project/430$Build-2</meta:generator>
    <meta:printed-by>paul golder</meta:printed-by>
    <meta:print-date>2015-03-31T11:26:40.553741840</meta:print-date>
    <meta:document-statistic meta:table-count="0" meta:image-count="0" meta:object-count="0" meta:page-count="1" meta:paragraph-count="4" meta:word-count="12" meta:character-count="81" meta:non-whitespace-character-count="73"/>
  </office:meta>
</office:document-meta>
</file>